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DejaVu Sans" fo:font-size="16pt" style:font-size-asian="16pt" style:font-size-complex="16pt"/>
    </style:style>
    <style:style style:name="P2" style:family="paragraph" style:parent-style-name="Horizontal_20_Line">
      <style:text-properties style:font-name="DejaVu Sans" fo:font-size="16pt" officeooo:paragraph-rsid="001dcaa8" style:font-size-asian="16pt" style:font-size-complex="16pt"/>
    </style:style>
    <style:style style:name="P3" style:family="paragraph" style:parent-style-name="Horizontal_20_Line">
      <style:paragraph-properties fo:text-align="center" style:justify-single-word="false"/>
      <style:text-properties style:font-name="DejaVu Sans" fo:font-size="16pt" officeooo:paragraph-rsid="001ff04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ff042" officeooo:paragraph-rsid="001ff042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officeooo:rsid="001ff042" officeooo:paragraph-rsid="001ff042" style:font-size-asian="18pt" style:font-size-complex="18pt"/>
    </style:style>
    <style:style style:name="T1" style:family="text">
      <style:text-properties style:font-name="DejaVu Sans"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pan text:style-name="T1">ACTIVE PROJECT STORAGE</text:span></text:p>
      <text:p text:style-name="P4"><text:span text:style-name="T1"/></text:p>
      <text:p text:style-name="P5"><text:span text:style-name="T1">THESE SHELVES ARE FOR STORING</text:span></text:p>
      <text:p text:style-name="P5"><text:span text:style-name="T1">CURRENT INSTRUMENT SHOP PROJECTS</text:span></text:p>
      <text:p text:style-name="P5"><text:span text:style-name="T1"/></text:p>
      <text:p text:style-name="P5"><text:span text:style-name="T1">PLEASE BE RESPECTFUL</text:span></text:p>
      <text:p text:style-name="P5"><text:span text:style-name="T1"/></text:p>
      <text:p text:style-name="P5"><text:span text:style-name="T1">LABEL YOUR PROJECT CLEARLY</text:span></text:p>
      <text:p text:style-name="P5"><text:span text:style-name="T1"/></text:p>
      <text:p text:style-name="P5"><text:span text:style-name="T1">CLEAN UP YOUR PROJECT PROMPTLY</text:span></text:p>
      <text:p text:style-name="P5"><text:span text:style-name="T1">ONCE COMPLETE</text:span></text:p>
      <text:p text:style-name="P5"><text:span text:style-name="T1"/></text:p>
      <text:p text:style-name="P5"><text:span text:style-name="T1">DO NOT TOUCH OTHER PROJECTS</text:span></text:p>
      <text:p text:style-name="P5"><text:span text:style-name="T1">UNLESS INVITED</text:span></text:p>
      <text:p text:style-name="P2"/>
      <text:p text:style-name="P4"><text:span text:style-name="T1">ACTIVE PROJECT STORAGE</text:span></text:p>
      <text:p text:style-name="P4"><text:span text:style-name="T1"/></text:p>
      <text:p text:style-name="P5"><text:span text:style-name="T1">THESE SHELVES ARE FOR STORING</text:span></text:p>
      <text:p text:style-name="P5"><text:span text:style-name="T1">CURRENT INSTRUMENT SHOP PROJECTS</text:span></text:p>
      <text:p text:style-name="P5"><text:span text:style-name="T1"/></text:p>
      <text:p text:style-name="P5"><text:span text:style-name="T1">PLEASE BE RESPECTFUL</text:span></text:p>
      <text:p text:style-name="P5"><text:span text:style-name="T1"/></text:p>
      <text:p text:style-name="P5"><text:span text:style-name="T1">LABEL YOUR PROJECT CLEARLY</text:span></text:p>
      <text:p text:style-name="P5"><text:span text:style-name="T1"/></text:p>
      <text:p text:style-name="P5"><text:span text:style-name="T1">CLEAN UP YOUR PROJECT PROMPTLY</text:span></text:p>
      <text:p text:style-name="P5"><text:span text:style-name="T1">ONCE COMPLETE</text:span></text:p>
      <text:p text:style-name="P5"><text:span text:style-name="T1"/></text:p>
      <text:p text:style-name="P5"><text:span text:style-name="T1">DO NOT TOUCH OTHER PROJECTS</text:span></text:p>
      <text:p text:style-name="P5"><text:span text:style-name="T1">UNLESS INVITED</text:span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10:08:40.641533299</meta:creation-date>
    <meta:generator>LibreOffice/6.3.3.2.0$Linux_X86_64 LibreOffice_project/30$Build-2</meta:generator>
    <dc:date>2019-11-21T14:19:20.900341340</dc:date>
    <meta:editing-duration>PT10M9S</meta:editing-duration>
    <meta:editing-cycles>3</meta:editing-cycles>
    <meta:print-date>2019-11-21T14:19:19.164083300</meta:print-date>
    <meta:document-statistic meta:table-count="0" meta:image-count="0" meta:object-count="0" meta:page-count="1" meta:paragraph-count="18" meta:word-count="66" meta:character-count="426" meta:non-whitespace-character-count="378"/>
  </office:meta>
</office:document-meta>
</file>